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HK" svg:font-family="'Noto Sans CJK HK'"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text-properties officeooo:rsid="00131c20" officeooo:paragraph-rsid="00131c20"/>
    </style:style>
    <style:style style:name="P2" style:family="paragraph" style:parent-style-name="Standard">
      <style:text-properties fo:font-size="16pt" style:text-underline-style="solid" style:text-underline-width="auto" style:text-underline-color="font-color" officeooo:rsid="00131c20" officeooo:paragraph-rsid="00131c20" style:font-size-asian="16pt" style:font-size-complex="16pt"/>
    </style:style>
    <style:style style:name="P3" style:family="paragraph" style:parent-style-name="Standard">
      <style:text-properties fo:font-size="16pt" style:text-underline-style="solid" style:text-underline-width="auto" style:text-underline-color="font-color" officeooo:rsid="00131c20" officeooo:paragraph-rsid="00131c20" style:font-size-asian="16pt" style:font-size-complex="16pt"/>
    </style:style>
    <style:style style:name="P4" style:family="paragraph" style:parent-style-name="Standard">
      <style:text-properties officeooo:rsid="0023ada5" officeooo:paragraph-rsid="0023ada5"/>
    </style:style>
    <style:style style:name="P5" style:family="paragraph" style:parent-style-name="Standard">
      <style:text-properties officeooo:rsid="0023ada5" officeooo:paragraph-rsid="0027c373"/>
    </style:style>
    <style:style style:name="P6" style:family="paragraph" style:parent-style-name="Standard">
      <style:text-properties officeooo:paragraph-rsid="0023ada5"/>
    </style:style>
    <style:style style:name="P7" style:family="paragraph" style:parent-style-name="Standard">
      <style:text-properties officeooo:rsid="00278947" officeooo:paragraph-rsid="00278947"/>
    </style:style>
    <style:style style:name="P8" style:family="paragraph" style:parent-style-name="Standard">
      <style:text-properties officeooo:paragraph-rsid="0027c373"/>
    </style:style>
    <style:style style:name="P9" style:family="paragraph" style:parent-style-name="Standard">
      <style:text-properties officeooo:rsid="00290110" officeooo:paragraph-rsid="00290110"/>
    </style:style>
    <style:style style:name="P10" style:family="paragraph" style:parent-style-name="Standard">
      <style:text-properties officeooo:paragraph-rsid="00290110"/>
    </style:style>
    <style:style style:name="P11" style:family="paragraph" style:parent-style-name="Standard">
      <style:text-properties officeooo:paragraph-rsid="002b4cfc"/>
    </style:style>
    <style:style style:name="P12" style:family="paragraph" style:parent-style-name="Standard">
      <style:text-properties officeooo:paragraph-rsid="00364f34"/>
    </style:style>
    <style:style style:name="P13" style:family="paragraph" style:parent-style-name="Standard">
      <style:text-properties officeooo:rsid="003750ad" officeooo:paragraph-rsid="00131c20"/>
    </style:style>
    <style:style style:name="T1" style:family="text">
      <style:text-properties officeooo:rsid="0023ada5"/>
    </style:style>
    <style:style style:name="T2" style:family="text">
      <style:text-properties officeooo:rsid="0024dc20"/>
    </style:style>
    <style:style style:name="T3" style:family="text">
      <style:text-properties officeooo:rsid="0025dbd5"/>
    </style:style>
    <style:style style:name="T4" style:family="text">
      <style:text-properties officeooo:rsid="0026460d"/>
    </style:style>
    <style:style style:name="T5" style:family="text">
      <style:text-properties officeooo:rsid="002708b9"/>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officeooo:rsid="00278947"/>
    </style:style>
    <style:style style:name="T8" style:family="text">
      <style:text-properties officeooo:rsid="0027c373"/>
    </style:style>
    <style:style style:name="T9" style:family="text">
      <style:text-properties officeooo:rsid="00290110"/>
    </style:style>
    <style:style style:name="T10" style:family="text">
      <style:text-properties officeooo:rsid="002abff9"/>
    </style:style>
    <style:style style:name="T11" style:family="text">
      <style:text-properties officeooo:rsid="002bceea"/>
    </style:style>
    <style:style style:name="T12" style:family="text">
      <style:text-properties officeooo:rsid="002d03a3"/>
    </style:style>
    <style:style style:name="T13" style:family="text">
      <style:text-properties officeooo:rsid="002da549"/>
    </style:style>
    <style:style style:name="T14" style:family="text">
      <style:text-properties officeooo:rsid="002fa44c"/>
    </style:style>
    <style:style style:name="T15" style:family="text">
      <style:text-properties officeooo:rsid="00311a8d"/>
    </style:style>
    <style:style style:name="T16" style:family="text">
      <style:text-properties officeooo:rsid="0034ca8f"/>
    </style:style>
    <style:style style:name="T17" style:family="text">
      <style:text-properties officeooo:rsid="00364f34"/>
    </style:style>
    <style:style style:name="T18" style:family="text">
      <style:text-properties officeooo:rsid="003750ad"/>
    </style:style>
    <style:style style:name="T19" style:family="text">
      <style:text-properties officeooo:rsid="0038812e"/>
    </style:style>
    <style:style style:name="T20" style:family="text">
      <style:text-properties officeooo:rsid="00388925"/>
    </style:style>
    <style:style style:name="T21" style:family="text">
      <style:text-properties officeooo:rsid="003bc3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ésentation :</text:p>
      <text:p text:style-name="P1"/>
      <text:p text:style-name="P5">Ce projet était un travail de mon université <text:span text:style-name="T8">à faire en duo, je l’ai fait avec Armel Cloarec</text:span>.</text:p>
      <text:p text:style-name="P5"/>
      <text:p text:style-name="P5">Au début on nous a fournit une base d’un jeu <text:span text:style-name="T2">RPG</text:span> avec des tuiles de 16 par 16 pixels, avec un personnage. </text:p>
      <text:p text:style-name="P5"/>
      <text:p text:style-name="P8"><text:span text:style-name="T8">Dans la première partie, nous </text:span>dûmes<text:span text:style-name="T8"> </text:span><text:span text:style-name="T3">récupérer le terrain </text:span><text:span text:style-name="T4">à partir</text:span><text:span text:style-name="T3"> sur un fichier texte, </text:span><text:span text:style-name="T4">le stocker dans un liste de liste</text:span><text:span text:style-name="T3"> et de l’afficher sur la fenêtre. </text:span><text:span text:style-name="T5">Ensuite il fallait créer un package où la carte était enregistré dans un </text:span><text:span text:style-name="T7">Q</text:span><text:span text:style-name="T5">uadtree. </text:span></text:p>
      <text:p text:style-name="P4"/>
      <text:p text:style-name="P7">La deuxième grande partie était une série de demande à implémenter sur la base tout en permettant l’activation et la désactivation de ce module dans un fichier configuration. </text:p>
      <text:p text:style-name="P4"/>
      <text:p text:style-name="P9">Les modules complémentaire sont :</text:p>
      <text:p text:style-name="P9">- <text:span text:style-name="T10">le déplacement de la caméra pour qu’elle soit fluide (sinon elle se déplace de case en case)</text:span></text:p>
      <text:p text:style-name="P11"><text:span text:style-name="T9">-</text:span> StopCamera : <text:s/><text:span text:style-name="T11">la </text:span>caméra <text:span text:style-name="T10">n’</text:span>affiche <text:span text:style-name="T10">pas</text:span> des zones en dehors de la carte sauf dans le cas où le carte est plus petite que l'affichage alors la carte sera au centre.</text:p>
      <text:p text:style-name="P10">- RoundEarth : la carte <text:span text:style-name="T12">se répète à</text:span> l'infini <text:span text:style-name="T12">donc</text:span> le joueur ne peut <text:span text:style-name="T12">pas la </text:span>quitter</text:p>
      <text:p text:style-name="P10">- RandomGeneration : <text:span text:style-name="T13">génère une carte de manière aléatoire et infinie</text:span></text:p>
      <text:p text:style-name="P10">- <text:span text:style-name="T14">la sauvegarde d’une carte généré aléatoirement</text:span></text:p>
      <text:p text:style-name="P12">- ConnectedTile : <text:span text:style-name="T15">les textures s’adapte des tuiles autours d’elle pour faire des contours plus naturel</text:span><text:span text:style-name="T16">s.</text:span></text:p>
      <text:p text:style-name="P12"><text:span text:style-name="T15">- <text:s/></text:span>ActiveBigStep : <text:span text:style-name="T17">qui permet de se déplacer plus vite avec CTRL + les flèches directionnelles.</text:span></text:p>
      <text:p text:style-name="P12">- BetterCharacter : <text:span text:style-name="T18">offre un affichage du joueur meilleur</text:span></text:p>
      <text:p text:style-name="P12">- BetterBlocking : <text:span text:style-name="T19">le joueur ne peut pas marcher sur l’eau et les murs (sauf en d</text:span><text:span text:style-name="T20">e</text:span><text:span text:style-name="T19">bug mode)</text:span></text:p>
      <text:p text:style-name="P6"><text:span text:style-name="T1">- </text:span>ActivePortal : <text:span text:style-name="T20">permet de créer deux portail pour se téléporter</text:span></text:p>
      <text:p text:style-name="P6">- ActiveParticlesPortal : <text:span text:style-name="T20">ajoute des particules au portails</text:span></text:p>
      <text:p text:style-name="P6">- ActiveScrolling : change la taille d'affichage avec la molette de la souris </text:p>
      <text:p text:style-name="P4"/>
      <text:p text:style-name="P2">Les apprentissages :</text:p>
      <text:p text:style-name="P2"/>
      <text:p text:style-name="P13"><text:tab/>Tous d’abord <text:span text:style-name="T21">pour la génération aléatoire nous avons modifier une classe du programme de base ce qui a empêcher les testes du prof de fonctionner. Ce qui nous montre qu’un implémentation d’un bout de code ne doit pas venir modifier le code existant car cela peut casser des testes automatiques et empêcher le programme de fonctionner normalem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HK" svg:font-family="'Noto Sans CJK HK'"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H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H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9T08:17:32.432222283</meta:creation-date>
    <dc:date>2024-04-15T22:29:03.221000000</dc:date>
    <meta:editing-duration>PT2H17M1S</meta:editing-duration>
    <meta:editing-cycles>46</meta:editing-cycles>
    <meta:generator>LibreOffice/7.6.2.1$Windows_X86_64 LibreOffice_project/56f7684011345957bbf33a7ee678afaf4d2ba333</meta:generator>
    <meta:document-statistic meta:table-count="0" meta:image-count="0" meta:object-count="0" meta:page-count="1" meta:paragraph-count="20" meta:word-count="353" meta:character-count="2030" meta:non-whitespace-character-count="1690"/>
  </office:meta>
</office:document-meta>
</file>